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608" officeooo:paragraph-rsid="001ee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[1 Punto] Indica siglas, qué significan y a qué nos referimos al hablar de:</text:p>
      <text:p text:style-name="P1"/>
      <text:p text:style-name="P1">- ERP: Corresponde al acrónimo inglés de Enterprise Resource Planning (planificación de recursos empresariales) <text:s/>integran o pretenden integrar todos los datos y procesos de una organización en un sistema unificado.</text:p>
      <text:p text:style-name="P1"/>
      <text:p text:style-name="P1">- CRM: Corresponde al acrónimo inglés de Customer Relationship Management (gestión de la relación con los clientes) ideados para apoyar la gestión de las relaciones con los</text:p>
      <text:p text:style-name="P1">clientes, a la venta y al marketing.</text:p>
      <text:p text:style-name="P1"/>
      <text:p text:style-name="P1">- BI: Corresponde al acrónimo inglés de Business Intelligence (inteligencia de negocio).</text:p>
      <text:p text:style-name="P1">Las soluciones BI son herramientas destinadas a facilitar datos a los dirigentes empresariales, obtenidas a partir de los datos de los sistemas ERP-CRM, con el objetivo de facilitar la toma de decisiones.</text:p>
      <text:p text:style-name="P1"/>
      <text:p text:style-name="P1">2. [1 Punto] Indica la diferencia entre un bien y un servicio.</text:p>
      <text:p text:style-name="P1"/>
      <text:p text:style-name="P1">Bienes: Son elementos materiales que satisfacen necesidades o deseos de las personas y de las empresas, por ejemplo, una bicicleta.</text:p>
      <text:p text:style-name="P1"/>
      <text:p text:style-name="P1">Servicios: Son actividades u operaciones intangibles destinadas a satisfacer necesidades o deseos, por ejemplo, un masaje.</text:p>
      <text:p text:style-name="P1"/>
      <text:p text:style-name="P1">3. [1 Punto] Clasifica las empresas atendiendo al sector al que pertenecen.</text:p>
      <text:p text:style-name="P1"/>
      <text:p text:style-name="P1">Sector primario: actividad relacionada directamente con los recursos naturales y la extracción de materias primas, por ejemplo, la agricultura, la pesca, la minería.</text:p>
      <text:p text:style-name="P1"/>
      <text:p text:style-name="P1">Sector secundario: actividades transformadoras. A partir de unas materias primas obtienen productos acabados. Este tipo de empresas se conocen también como fábricas o industrias.</text:p>
      <text:p text:style-name="P1"/>
      <text:p text:style-name="P1">Sector terciario: servicios a su clientela. Sin crear bienes materiales, tienen por objetivo la satisfacción de las necesidades del mercado. También se conoce como ‘sector servicios’ (médicos, abogados, peluqueros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2T10:15:11.895125971</dc:date>
    <meta:editing-duration>PT8M31S</meta:editing-duration>
    <meta:editing-cycles>1</meta:editing-cycles>
    <meta:document-statistic meta:table-count="0" meta:image-count="0" meta:object-count="0" meta:page-count="1" meta:paragraph-count="13" meta:word-count="260" meta:character-count="1746" meta:non-whitespace-character-count="1498"/>
    <meta:generator>LibreOffice/5.1.6.2$Linux_X86_64 LibreOffice_project/10m0$Build-2</meta:generator>
  </office:meta>
</office:document-meta>
</file>